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Tareas tradicionales</text:span> </text:h>
      <text:list text:style-name="L1">
        <text:list-item>
          <text:p text:style-name="P1"><text:span text:style-name="Strong_20_Emphasis">Gestión de servidores</text:span>: Instalación, configuración y mantenimiento de servidores físicos y virtuales. </text:p>
        </text:list-item>
        <text:list-item>
          <text:p text:style-name="P1"><text:span text:style-name="Strong_20_Emphasis">Administración de red</text:span>: Configuración y monitoreo de dispositivos de red (routers, switches, firewalls). </text:p>
        </text:list-item>
        <text:list-item>
          <text:p text:style-name="P1"><text:span text:style-name="Strong_20_Emphasis">Gestión de usuarios</text:span>: Creación y administración de cuentas, permisos y control de acceso (ej. Active Directory). </text:p>
        </text:list-item>
        <text:list-item>
          <text:p text:style-name="P1"><text:span text:style-name="Strong_20_Emphasis">Copias de seguridad y recuperación ante desastres</text:span>: Implementación de estrategias de respaldo y restauración de datos. </text:p>
        </text:list-item>
        <text:list-item>
          <text:p text:style-name="P1"><text:span text:style-name="Strong_20_Emphasis">Seguridad básica</text:span>: Configuración de firewalls, antivirus y detección de intrusiones. </text:p>
        </text:list-item>
        <text:list-item>
          <text:p text:style-name="P1"><text:span text:style-name="Strong_20_Emphasis">Gestión de parches</text:span>: Aplicación de actualizaciones y parches de seguridad. </text:p>
        </text:list-item>
        <text:list-item>
          <text:p text:style-name="P1"><text:span text:style-name="Strong_20_Emphasis">Mantenimiento de hardware</text:span>: Reparación y reemplazo de componentes físicos. </text:p>
        </text:list-item>
        <text:list-item>
          <text:p text:style-name="P1"><text:span text:style-name="Strong_20_Emphasis">Documentación</text:span>: Registro de configuraciones y procedimientos del sistema. </text:p>
        </text:list-item>
        <text:list-item>
          <text:p text:style-name="P1"><text:span text:style-name="Strong_20_Emphasis">Instalación de software</text:span>: Gestión de aplicaciones y actualizaciones. </text:p>
        </text:list-item>
        <text:list-item>
          <text:p text:style-name="P2"><text:span text:style-name="Strong_20_Emphasis">Resolución de problemas</text:span>: Diagnóstico y solución de incidencias técnicas. </text:p>
        </text:list-item>
      </text:list>
      <text:h text:style-name="Heading_20_4" text:outline-level="4"><text:span text:style-name="Strong_20_Emphasis">Nuevas funciones (hasta 2025)</text:span> </text:h>
      <text:list text:style-name="L2">
        <text:list-item>
          <text:p text:style-name="P3"><text:span text:style-name="Strong_20_Emphasis">Gestión de infraestructura en la nube</text:span>: Administración de entornos multi-nube e híbridos (AWS, Azure, GCP). </text:p>
        </text:list-item>
        <text:list-item>
          <text:p text:style-name="P3"><text:span text:style-name="Strong_20_Emphasis">Contenedorización y orquestación</text:span>: Manejo de contenedores Docker y clusters Kubernetes. </text:p>
        </text:list-item>
        <text:list-item>
          <text:p text:style-name="P3"><text:span text:style-name="Strong_20_Emphasis">Infraestructura como Código (IaC)</text:span>: Uso de herramientas como Terraform o Ansible para aprovisionamiento automatizado. </text:p>
        </text:list-item>
        <text:list-item>
          <text:p text:style-name="P3"><text:span text:style-name="Strong_20_Emphasis">Integración de IA/ML</text:span>: Implementación de inteligencia artificial para mantenimiento predictivo y optimización de rendimiento. </text:p>
        </text:list-item>
        <text:list-item>
          <text:p text:style-name="P3"><text:span text:style-name="Strong_20_Emphasis">Arquitectura de seguridad Zero Trust</text:span>: Implementación de microsegmentación y verificación continua de acceso. </text:p>
        </text:list-item>
        <text:list-item>
          <text:p text:style-name="P3"><text:span text:style-name="Strong_20_Emphasis">Computación en el borde</text:span>: Gestión de nodos distribuidos para IoT y aplicaciones de baja latencia. </text:p>
        </text:list-item>
        <text:list-item>
          <text:p text:style-name="P3"><text:span text:style-name="Strong_20_Emphasis">Arquitecturas sin servidor</text:span>: Administración de funciones serverless (AWS Lambda, Azure Functions). </text:p>
        </text:list-item>
        <text:list-item>
          <text:p text:style-name="P3"><text:span text:style-name="Strong_20_Emphasis">Prácticas sostenibles</text:span>: Optimización del consumo energético y reducción de la huella de carbono en centros de datos. </text:p>
        </text:list-item>
        <text:list-item>
          <text:p text:style-name="P3"><text:span text:style-name="Strong_20_Emphasis">Gobernanza de datos</text:span>: Cumplimiento de normativas de privacidad (ej. GDPR) y clasificación de datos. </text:p>
        </text:list-item>
        <text:list-item>
          <text:p text:style-name="P3"><text:span text:style-name="Strong_20_Emphasis">GitOps</text:span>: Integración de la infraestructura con control de versiones y pipelines de CI/CD. </text:p>
        </text:list-item>
        <text:list-item>
          <text:p text:style-name="P3"><text:span text:style-name="Strong_20_Emphasis">Optimización de costos en la nube</text:span>: Monitoreo y reducción de gastos en servicios cloud. </text:p>
        </text:list-item>
        <text:list-item>
          <text:p text:style-name="P3"><text:span text:style-name="Strong_20_Emphasis">Detección avanzada de amenazas</text:span>: Uso de IA para análisis en tiempo real de amenazas cibernéticas. </text:p>
        </text:list-item>
        <text:list-item>
          <text:p text:style-name="P3"><text:span text:style-name="Strong_20_Emphasis">Gestión de APIs</text:span>: Configuración y seguridad de gateways para arquitecturas de microservicios. </text:p>
        </text:list-item>
        <text:list-item>
          <text:p text:style-name="P3"><text:span text:style-name="Strong_20_Emphasis">Conocimiento en computación cuántica</text:span>: Comprensión básica para futuras adaptaciones tecnológicas. </text:p>
        </text:list-item>
        <text:list-item>
          <text:p text:style-name="P3"><text:span text:style-name="Strong_20_Emphasis">Integración de herramientas de colaboración</text:span>: Gestión de plataformas como Slack o Microsoft Teams. </text:p>
        </text:list-item>
        <text:list-item>
          <text:p text:style-name="P3"><text:soft-page-break/><text:span text:style-name="Strong_20_Emphasis">Respuesta automatizada a incidentes</text:span>: Implementación de flujos automatizados con herramientas SOAR (Security Orchestration, Automation and Response). </text:p>
        </text:list-item>
        <text:list-item>
          <text:p text:style-name="P3"><text:span text:style-name="Strong_20_Emphasis">Gestión híbrida de identidades</text:span>: Integración de identidades entre entornos on-premise y cloud (ej. Azure AD Connect). </text:p>
        </text:list-item>
        <text:list-item>
          <text:p text:style-name="P4"><text:span text:style-name="Strong_20_Emphasis">Gestión de service mesh</text:span>: Implementación y mantenimiento de mallas de servicio para microservicios (ej. Istio)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0:30:32.068173669</meta:creation-date>
    <dc:date>2025-09-16T10:32:30.548162976</dc:date>
    <meta:editing-duration>PT1M59S</meta:editing-duration>
    <meta:editing-cycles>1</meta:editing-cycles>
    <meta:document-statistic meta:table-count="0" meta:image-count="0" meta:object-count="0" meta:page-count="2" meta:paragraph-count="30" meta:word-count="392" meta:character-count="2891" meta:non-whitespace-character-count="2527"/>
    <meta:generator>LibreOffice/25.2.3.1$Linux_X86_64 LibreOffice_project/520$Build-1</meta:generator>
  </office:meta>
</office:document-meta>
</file>